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cebfb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P4" style:family="paragraph" style:parent-style-name="Standard">
      <style:text-properties style:font-name="Open sans" officeooo:rsid="006fa60a" officeooo:paragraph-rsid="006be045"/>
    </style:style>
    <style:style style:name="P5" style:family="paragraph" style:parent-style-name="Standard">
      <style:text-properties style:font-name="Open sans" officeooo:rsid="0083023c" officeooo:paragraph-rsid="0083023c"/>
    </style:style>
    <style:style style:name="T1" style:family="text">
      <style:text-properties officeooo:rsid="0070a3c7"/>
    </style:style>
    <style:style style:name="T2" style:family="text">
      <style:text-properties officeooo:rsid="00806a3b"/>
    </style:style>
    <style:style style:name="T3" style:family="text">
      <style:text-properties officeooo:rsid="00830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-Kontynuuj kurs na pierwszybiznes.org</text:p>
      <text:p text:style-name="P4"><text:span text:style-name="T1">COORUTINE_</text:span>TASK: - Poszerzanie wiedzy</text:p>
      <text:p text:style-name="P4"/>
      <text:p text:style-name="P5">NOTATKI O BIZNESIE:</text:p>
      <text:p text:style-name="P1">-<text:span text:style-name="T2">Wprowadzaj w życie. <text:line-break/>-Biznes to działanie</text:span></text:p>
      <text:p text:style-name="P1">-<text:span text:style-name="T3">Życie przedsiębiorcy to życie rozwiązywacza problemów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2T21:57:03.398581178</dc:date>
    <meta:editing-duration>P1DT6H20M49S</meta:editing-duration>
    <meta:editing-cycles>84</meta:editing-cycles>
    <meta:document-statistic meta:table-count="0" meta:image-count="0" meta:object-count="0" meta:page-count="1" meta:paragraph-count="5" meta:word-count="23" meta:character-count="193" meta:non-whitespace-character-count="174"/>
  </office:meta>
</office:document-meta>
</file>